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69A000027CA00003505CC287BDC8A4F7195.svg" manifest:media-type="image/svg+xml"/>
  <manifest:file-entry manifest:full-path="Pictures/10000001000002EE0000029B7C2E5869B5A4469A.png" manifest:media-type="image/png"/>
  <manifest:file-entry manifest:full-path="Pictures/1000000100000201000002AC9E2AA205F08DA946.png" manifest:media-type="image/png"/>
  <manifest:file-entry manifest:full-path="Pictures/1000060D00003BA200003505564EE8E65A4AA7C7.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textarea-horizontal-align="justify" draw:textarea-vertical-align="middle" draw:auto-grow-height="false" fo:min-height="0.092cm" fo:min-width="0cm"/>
    </style:style>
    <style:style style:name="gr2" style:family="graphic" style:parent-style-name="standard">
      <style:graphic-properties draw:stroke="none" draw:textarea-horizontal-align="justify" draw:textarea-vertical-align="middle" draw:auto-grow-height="false" fo:min-height="0cm" fo:min-width="0cm"/>
    </style:style>
    <style:style style:name="gr3" style:family="graphic" style:parent-style-name="standard">
      <style:graphic-properties draw:stroke="none" draw:stroke-dash="Dashed_20__28_var_29__20_1" svg:stroke-width="0cm" draw:stroke-linejoin="none" svg:stroke-linecap="butt" draw:fill="solid" draw:fill-color="#b92323" draw:opacity="8%" draw:textarea-horizontal-align="center" draw:textarea-vertical-align="middle"/>
    </style:style>
    <style:style style:name="gr4" style:family="graphic" style:parent-style-name="standard">
      <style:graphic-properties draw:stroke="none" draw:stroke-dash="Dashed_20__28_var_29__20_1" svg:stroke-width="0.005cm" svg:stroke-color="#b92323" draw:stroke-linejoin="miter" svg:stroke-linecap="butt" draw:fill="none" draw:fill-color="#b92323" draw:opacity="8%" draw:textarea-horizontal-align="center" draw:textarea-vertical-align="middle" fo:padding-top="0.115cm" fo:padding-bottom="0.115cm" fo:padding-left="0.24cm" fo:padding-right="0.24cm"/>
    </style:style>
    <style:style style:name="gr5" style:family="graphic" style:parent-style-name="standard">
      <style:graphic-properties draw:stroke="none" draw:fill-color="#aa322c" draw:textarea-horizontal-align="justify" draw:textarea-vertical-align="middle" draw:auto-grow-height="false" fo:min-height="1.33cm" fo:min-width="1.797cm"/>
      <style:paragraph-properties style:writing-mode="lr-tb"/>
    </style:style>
    <style:style style:name="gr6" style:family="graphic" style:parent-style-name="standard">
      <style:graphic-properties draw:stroke="none" draw:fill-color="#aa322c" draw:textarea-horizontal-align="justify" draw:textarea-vertical-align="middle" draw:auto-grow-height="false" fo:min-height="1.33cm" fo:min-width="4.854cm"/>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standard">
      <style:graphic-properties svg:stroke-color="#ffffff" draw:fill-color="#aa322c" draw:textarea-horizontal-align="justify" draw:textarea-vertical-align="middle" draw:auto-grow-height="false" fo:min-height="1.267cm" fo:min-width="1.706cm"/>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marker-start="" draw:marker-start-width="0.3cm" draw:marker-end="Arrow" draw:marker-end-width="0.3cm" draw:fill="none" draw:textarea-vertical-align="middle"/>
    </style:style>
    <style:style style:name="gr11" style:family="graphic" style:parent-style-name="standard">
      <style:graphic-properties draw:stroke="none" draw:fill-color="#999999" draw:textarea-horizontal-align="justify" draw:textarea-vertical-align="middle" draw:auto-grow-height="false" fo:min-height="1.33cm" fo:min-width="1.797cm"/>
      <style:paragraph-properties style:writing-mode="lr-tb"/>
    </style:style>
    <style:style style:name="gr12" style:family="graphic" style:parent-style-name="standard">
      <style:graphic-properties draw:marker-start="Arrowheads_20_2" draw:marker-start-width="0.3cm" draw:marker-end="Arrowheads_20_2" draw:marker-end-width="0.3cm" draw:textarea-vertical-align="middle"/>
    </style:style>
    <style:style style:name="gr13" style:family="graphic" style:parent-style-name="standard">
      <style:graphic-properties draw:textarea-horizontal-align="justify" draw:textarea-vertical-align="middle" draw:auto-grow-height="false" fo:min-height="0.138cm" fo:min-width="0.309cm"/>
      <style:paragraph-properties style:writing-mode="lr-tb"/>
    </style:style>
    <style:style style:name="gr14" style:family="graphic" style:parent-style-name="standard">
      <style:graphic-properties draw:stroke="none" svg:stroke-color="#000000" draw:fill="none" draw:fill-color="#ffffff" fo:min-height="0.854cm"/>
      <style:paragraph-properties style:writing-mode="lr-tb"/>
    </style:style>
    <style:style style:name="gr15" style:family="graphic" style:parent-style-name="standard">
      <style:graphic-properties draw:stroke="none" svg:stroke-color="#000000" draw:fill="none" draw:fill-color="#ffffff" fo:min-height="1.423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textarea-horizontal-align="justify" draw:textarea-vertical-align="middle" draw:auto-grow-height="false" fo:min-height="0.051cm" fo:min-width="0cm"/>
    </style:style>
    <style:style style:name="gr18" style:family="graphic" style:parent-style-name="standard">
      <style:graphic-properties draw:stroke="none" draw:stroke-dash="Dashed_20__28_var_29__20_1" svg:stroke-width="0cm" draw:stroke-linejoin="none" svg:stroke-linecap="butt" draw:fill="solid" draw:fill-color="#00a933" draw:textarea-horizontal-align="center" draw:textarea-vertical-align="middle"/>
    </style:style>
    <style:style style:name="gr19" style:family="graphic" style:parent-style-name="standard">
      <style:graphic-properties draw:stroke="none" svg:stroke-color="#000000" draw:fill="none" draw:fill-color="#ffffff" fo:min-height="1.273cm"/>
      <style:paragraph-properties style:writing-mode="lr-tb"/>
    </style:style>
    <style:style style:name="gr20" style:family="graphic" style:parent-style-name="standard">
      <style:graphic-properties draw:stroke="none" svg:stroke-color="#000000" draw:fill="none" draw:fill-color="#ffffff" fo:min-height="0.955cm"/>
      <style:paragraph-properties style:writing-mode="lr-tb"/>
    </style:style>
    <style:style style:name="gr21"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22" style:family="graphic" style:parent-style-name="standard">
      <style:graphic-properties draw:stroke="none" svg:stroke-color="#000000" draw:fill="none" draw:fill-color="#ffffff" fo:min-height="0.949cm"/>
      <style:paragraph-properties style:writing-mode="lr-tb"/>
    </style:style>
    <style:style style:name="gr23" style:family="graphic" style:parent-style-name="standard">
      <style:graphic-properties draw:stroke="none" svg:stroke-color="#000000" draw:fill="none" draw:fill-color="#ffffff" fo:min-height="1.337cm"/>
      <style:paragraph-properties style:writing-mode="lr-tb"/>
    </style:style>
    <style:style style:name="P1" style:family="paragraph">
      <style:paragraph-properties fo:text-align="center"/>
    </style:style>
    <style:style style:name="P2" style:family="paragraph">
      <loext:graphic-properties draw:fill="solid" draw:fill-color="#b92323" draw:opacity="8%"/>
      <style:paragraph-properties fo:text-align="center"/>
      <style:text-properties fo:language="en" fo:country="US"/>
    </style:style>
    <style:style style:name="P3" style:family="paragraph">
      <loext:graphic-properties draw:fill="none" draw:fill-color="#b92323" draw:opacity="8%"/>
      <style:paragraph-properties fo:text-align="center"/>
      <style:text-properties fo:language="en" fo:country="US"/>
    </style:style>
    <style:style style:name="P4" style:family="paragraph">
      <style:paragraph-properties fo:text-align="center"/>
      <style:text-properties fo:language="en" fo:country="US"/>
    </style:style>
    <style:style style:name="P5" style:family="paragraph">
      <style:paragraph-properties fo:text-align="center" style:writing-mode="lr-tb"/>
      <style:text-properties fo:color="#ffffff" loext:opacity="100%" fo:font-size="14pt" fo:language="en" fo:country="US" style:font-size-asian="14pt" style:font-size-complex="14pt"/>
    </style:style>
    <style:style style:name="P6" style:family="paragraph">
      <loext:graphic-properties draw:fill-color="#aa322c"/>
      <style:paragraph-properties fo:text-align="center" style:writing-mode="lr-tb"/>
      <style:text-properties fo:color="#ffffff" loext:opacity="100%" loext:color-lum-mod="100%" loext:color-lum-off="0%" fo:font-size="14pt" fo:language="en" fo:country="US" style:font-size-asian="14pt" style:font-size-complex="14pt"/>
    </style:style>
    <style:style style:name="P7" style:family="paragraph">
      <style:paragraph-properties fo:text-align="start" style:writing-mode="lr-tb"/>
      <style:text-properties fo:color="#ffffff" loext:opacity="100%" fo:font-size="14pt" fo:language="en" fo:country="US" style:font-size-asian="14pt" style:font-size-complex="14pt"/>
    </style:style>
    <style:style style:name="P8" style:family="paragraph">
      <loext:graphic-properties draw:fill-color="#aa322c"/>
      <style:paragraph-properties fo:text-align="start" style:writing-mode="lr-tb"/>
      <style:text-properties fo:color="#ffffff" loext:opacity="100%" loext:color-lum-mod="100%" loext:color-lum-off="0%" fo:font-size="14pt" fo:language="en" fo:country="US" style:font-size-asian="14pt" style:font-size-complex="14pt"/>
    </style:style>
    <style:style style:name="P9" style:family="paragraph">
      <loext:graphic-properties draw:fill="none"/>
      <style:paragraph-properties fo:text-align="center"/>
      <style:text-properties fo:language="en" fo:country="US"/>
    </style:style>
    <style:style style:name="P10" style:family="paragraph">
      <loext:graphic-properties draw:fill-color="#999999"/>
      <style:paragraph-properties fo:text-align="center" style:writing-mode="lr-tb"/>
      <style:text-properties fo:color="#ffffff" loext:opacity="100%" loext:color-lum-mod="100%" loext:color-lum-off="0%" fo:font-size="14pt" fo:language="en" fo:country="US" style:font-size-asian="14pt" style:font-size-complex="14pt"/>
    </style:style>
    <style:style style:name="P11" style:family="paragraph">
      <style:paragraph-properties fo:text-align="center" style:writing-mode="lr-tb"/>
      <style:text-properties fo:font-size="10pt" fo:language="en" fo:country="US" style:font-size-asian="10pt" style:font-size-complex="10pt"/>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font-size="10pt" fo:language="en" fo:country="US" fo:font-style="normal" style:font-size-asian="10pt" style:font-style-asian="normal" style:font-size-complex="10pt" style:font-style-complex="normal"/>
    </style:style>
    <style:style style:name="P14" style:family="paragraph">
      <loext:graphic-properties draw:fill="none" draw:fill-color="#ffffff"/>
      <style:paragraph-properties fo:text-align="center" style:writing-mode="lr-tb"/>
      <style:text-properties fo:color="#999999" loext:opacity="100%" loext:color-lum-mod="100%" loext:color-lum-off="0%" fo:font-size="17pt" fo:language="en" fo:country="US" fo:font-weight="normal" fo:background-color="#666666" style:font-size-asian="17pt" style:font-weight-asian="normal" style:font-size-complex="17pt" style:font-weight-complex="normal"/>
    </style:style>
    <style:style style:name="P15" style:family="paragraph">
      <loext:graphic-properties draw:fill="solid" draw:fill-color="#00a933"/>
      <style:paragraph-properties fo:text-align="center"/>
      <style:text-properties fo:language="en" fo:country="US"/>
    </style:style>
    <style:style style:name="P16" style:family="paragraph">
      <style:text-properties fo:font-style="italic" fo:font-weight="normal" style:font-style-asian="italic" style:font-weight-asian="normal" style:font-style-complex="italic" style:font-weight-complex="normal"/>
    </style:style>
    <style:style style:name="P17" style:family="paragraph">
      <loext:graphic-properties draw:fill="none" draw:fill-color="#ffffff"/>
      <style:paragraph-properties style:writing-mode="lr-tb"/>
      <style:text-properties fo:color="#00a933" loext:opacity="100%" loext:color-lum-mod="100%" loext:color-lum-off="0%" fo:font-size="8pt" fo:language="en" fo:country="US" fo:font-style="italic" fo:font-weight="normal" style:font-size-asian="8pt" style:font-style-asian="italic" style:font-weight-asian="normal" style:font-size-complex="8pt" style:font-style-complex="italic" style:font-weight-complex="normal"/>
    </style:style>
    <style:style style:name="P18" style:family="paragraph">
      <loext:graphic-properties draw:fill="none" draw:fill-color="#ffffff"/>
      <style:paragraph-properties style:writing-mode="lr-tb"/>
      <style:text-properties fo:color="#999999" loext:opacity="100%" loext:color-lum-mod="100%" loext:color-lum-off="0%" fo:font-size="8pt" fo:language="en" fo:country="US" fo:font-style="italic" fo:font-weight="normal" style:font-size-asian="8pt" style:font-style-asian="italic" style:font-weight-asian="normal" style:font-size-complex="8pt" style:font-style-complex="italic" style:font-weight-complex="normal"/>
    </style:style>
    <style:style style:name="P19" style:family="paragraph">
      <loext:graphic-properties draw:fill="solid" draw:fill-color="#cccccc"/>
      <style:paragraph-properties fo:text-align="center"/>
      <style:text-properties fo:language="en" fo:country="US"/>
    </style:style>
    <style:style style:name="P20" style:family="paragraph">
      <loext:graphic-properties draw:fill="none" draw:fill-color="#ffffff"/>
      <style:paragraph-properties fo:text-align="start" style:writing-mode="lr-tb"/>
      <style:text-properties fo:color="#333333" loext:opacity="100%" loext:color-lum-mod="100%" loext:color-lum-off="0%" fo:font-size="12pt" fo:language="en" fo:country="US" fo:font-style="normal" fo:font-weight="bold" style:font-size-asian="12pt" style:font-style-asian="normal" style:font-weight-asian="bold" style:font-size-complex="12pt" style:font-style-complex="normal" style:font-weight-complex="bold"/>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fo:color="#333333" loext:opacity="100%" loext:color-lum-mod="100%" loext:color-lum-off="0%" fo:font-size="12pt" fo:font-style="normal" style:font-size-asian="12pt" style:font-style-asian="normal" style:font-size-complex="12pt" style:font-style-complex="normal"/>
    </style:style>
    <style:style style:name="P23" style:family="paragraph">
      <style:text-properties fo:color="#c9211e" loext:opacity="100%" fo:font-style="italic" fo:font-weight="normal" style:font-style-asian="italic" style:font-weight-asian="normal" style:font-style-complex="italic" style:font-weight-complex="normal"/>
    </style:style>
    <style:style style:name="P24" style:family="paragraph">
      <loext:graphic-properties draw:fill="none" draw:fill-color="#ffffff"/>
      <style:paragraph-properties style:writing-mode="lr-tb"/>
      <style:text-properties fo:color="#c9211e" loext:opacity="100%" loext:color-lum-mod="100%" loext:color-lum-off="0%" fo:font-size="8pt" fo:language="en" fo:country="US" fo:font-style="italic" fo:font-weight="normal" style:font-size-asian="8pt" style:font-style-asian="italic" style:font-weight-asian="normal" style:font-size-complex="8pt" style:font-style-complex="italic" style:font-weight-complex="normal"/>
    </style:style>
    <style:style style:name="T1" style:family="text">
      <style:text-properties fo:color="#ffffff" loext:opacity="100%" fo:font-size="14pt" fo:language="en" fo:country="US" style:font-size-asian="14pt" style:font-size-complex="14pt"/>
    </style:style>
    <style:style style:name="T2" style:family="text">
      <style:text-properties fo:color="#ffffff" loext:opacity="100%" fo:font-size="14pt" fo:language="en" fo:country="US" fo:font-weight="bold" style:font-size-asian="14pt" style:font-weight-asian="bold" style:font-size-complex="14pt" style:font-weight-complex="bold"/>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normal" style:font-size-asian="10pt" style:font-style-asian="normal" style:font-size-complex="10pt" style:font-style-complex="normal"/>
    </style:style>
    <style:style style:name="T5" style:family="text">
      <style:text-properties fo:color="#999999" loext:opacity="100%" fo:font-size="17pt" fo:language="en" fo:country="US" fo:font-weight="normal" style:font-size-asian="17pt" style:font-weight-asian="normal" style:font-size-complex="17pt" style:font-weight-complex="normal"/>
    </style:style>
    <style:style style:name="T6" style:family="text">
      <style:text-properties fo:color="#00a933" loext:opacity="100%" fo:font-size="8pt" fo:language="en" fo:country="US" fo:font-style="italic" fo:font-weight="normal" style:font-size-asian="8pt" style:font-style-asian="italic" style:font-weight-asian="normal" style:font-size-complex="8pt" style:font-style-complex="italic" style:font-weight-complex="normal"/>
    </style:style>
    <style:style style:name="T7" style:family="text">
      <style:text-properties fo:color="#999999" loext:opacity="100%" fo:font-size="8pt" fo:language="en" fo:country="US" fo:font-style="italic" fo:font-weight="normal" style:font-size-asian="8pt" style:font-style-asian="italic" style:font-weight-asian="normal" style:font-size-complex="8pt" style:font-style-complex="italic" style:font-weight-complex="normal"/>
    </style:style>
    <style:style style:name="T8" style:family="text">
      <style:text-properties fo:color="#333333" loext:opacity="100%" fo:font-size="12pt" fo:language="en" fo:country="US" fo:font-style="normal" fo:font-weight="bold" style:font-size-asian="12pt" style:font-style-asian="normal" style:font-weight-asian="bold" style:font-size-complex="12pt" style:font-style-complex="normal" style:font-weight-complex="bold"/>
    </style:style>
    <style:style style:name="T9" style:family="text">
      <style:text-properties fo:color="#333333" loext:opacity="100%" fo:font-size="12pt" fo:font-style="normal" style:font-size-asian="12pt" style:font-style-asian="normal" style:font-size-complex="12pt" style:font-style-complex="normal"/>
    </style:style>
    <style:style style:name="T10" style:family="text">
      <style:text-properties fo:color="#c9211e" loext:opacity="100%" fo:font-size="8pt" fo:language="en" fo:country="US" fo:font-style="italic" fo:font-weight="normal" style:font-size-asian="8pt" style:font-style-asian="italic" style:font-weight-asian="normal" style:font-size-complex="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libre-office-draw-template">
        <draw:custom-shape draw:style-name="gr1" draw:text-style-name="P1" xml:id="id5" draw:id="id5" draw:layer="layout" svg:width="0.38cm" svg:height="0.342cm" svg:x="9.327cm" svg:y="5.909cm">
          <text:p/>
          <draw:enhanced-geometry svg:viewBox="0 0 21600 21600" draw:mirror-horizontal="false" draw:mirror-vertical="false" draw:type="rectangle" draw:enhanced-path="M 0 0 L 21600 0 21600 21600 0 21600 0 0 Z N"/>
        </draw:custom-shape>
        <draw:custom-shape draw:style-name="gr1" draw:text-style-name="P1" xml:id="id7" draw:id="id7" draw:layer="layout" svg:width="0.38cm" svg:height="0.342cm" svg:x="12.327cm" svg:y="5.909cm">
          <text:p/>
          <draw:enhanced-geometry svg:viewBox="0 0 21600 21600" draw:mirror-horizontal="false" draw:mirror-vertical="false" draw:type="rectangle" draw:enhanced-path="M 0 0 L 21600 0 21600 21600 0 21600 0 0 Z N"/>
        </draw:custom-shape>
        <draw:custom-shape draw:style-name="gr2" draw:text-style-name="P1" xml:id="id1" draw:id="id1" draw:layer="layout" svg:width="0.38cm" svg:height="0.195cm" svg:x="9.327cm" svg:y="9.309cm">
          <text:p/>
          <draw:enhanced-geometry svg:viewBox="0 0 21600 21600" draw:type="rectangle" draw:enhanced-path="M 0 0 L 21600 0 21600 21600 0 21600 0 0 Z N"/>
        </draw:custom-shape>
        <draw:custom-shape draw:style-name="gr2" draw:text-style-name="P1" xml:id="id9" draw:id="id9" draw:layer="layout" svg:width="0.38cm" svg:height="0.195cm" svg:x="12.427cm" svg:y="9.309cm">
          <text:p/>
          <draw:enhanced-geometry svg:viewBox="0 0 21600 21600" draw:type="rectangle" draw:enhanced-path="M 0 0 L 21600 0 21600 21600 0 21600 0 0 Z N"/>
        </draw:custom-shape>
        <draw:custom-shape draw:style-name="gr2" draw:text-style-name="P1" xml:id="id6" draw:id="id6" draw:layer="layout" svg:width="0.38cm" svg:height="0.22cm" svg:x="9.327cm" svg:y="7.937cm">
          <text:p/>
          <draw:enhanced-geometry svg:viewBox="0 0 21600 21600" draw:type="rectangle" draw:enhanced-path="M 0 0 L 21600 0 21600 21600 0 21600 0 0 Z N"/>
        </draw:custom-shape>
        <draw:custom-shape draw:style-name="gr2" draw:text-style-name="P1" xml:id="id8" draw:id="id8" draw:layer="layout" svg:width="0.38cm" svg:height="0.22cm" svg:x="12.327cm" svg:y="7.937cm">
          <text:p/>
          <draw:enhanced-geometry svg:viewBox="0 0 21600 21600" draw:type="rectangle" draw:enhanced-path="M 0 0 L 21600 0 21600 21600 0 21600 0 0 Z N"/>
        </draw:custom-shape>
        <draw:custom-shape draw:style-name="gr2" draw:text-style-name="P1" xml:id="id10" draw:id="id10" draw:layer="layout" svg:width="0.38cm" svg:height="0.207cm" svg:x="12.427cm" svg:y="14.55cm">
          <text:p/>
          <draw:enhanced-geometry svg:viewBox="0 0 21600 21600" draw:type="rectangle" draw:enhanced-path="M 0 0 L 21600 0 21600 21600 0 21600 0 0 Z N"/>
        </draw:custom-shape>
        <draw:custom-shape draw:style-name="gr2" draw:text-style-name="P1" xml:id="id2" draw:id="id2" draw:layer="layout" svg:width="0.38cm" svg:height="0.207cm" svg:x="9.327cm" svg:y="14.55cm">
          <text:p/>
          <draw:enhanced-geometry svg:viewBox="0 0 21600 21600" draw:type="rectangle" draw:enhanced-path="M 0 0 L 21600 0 21600 21600 0 21600 0 0 Z N"/>
        </draw:custom-shape>
        <draw:g>
          <draw:polygon draw:style-name="gr3" draw:text-style-name="P2"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polygon draw:style-name="gr4" draw:text-style-name="P3"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g>
        <draw:custom-shape draw:style-name="gr2" draw:text-style-name="P4" draw:layer="layout" svg:width="0.212cm" svg:height="0.176cm" svg:x="8.352cm" svg:y="8.344cm">
          <text:p/>
          <draw:enhanced-geometry svg:viewBox="0 0 21600 21600" draw:type="rectangle" draw:enhanced-path="M 0 0 L 21600 0 21600 21600 0 21600 0 0 Z N"/>
        </draw:custom-shape>
        <draw:custom-shape draw:style-name="gr5" draw:text-style-name="P6" xml:id="id13" draw:id="id13" draw:layer="layout" svg:width="2.297cm" svg:height="1.58cm" svg:x="8.354cm" svg:y="14.536cm">
          <text:p text:style-name="P5"><text:span text:style-name="T1">math</text:span></text:p>
          <text:p text:style-name="P5"><text:span text:style-name="T1">runtime</text:span></text:p>
          <draw:enhanced-geometry svg:viewBox="0 0 21600 21600" draw:type="rectangle" draw:enhanced-path="M 0 0 L 21600 0 21600 21600 0 21600 0 0 Z N"/>
        </draw:custom-shape>
        <draw:custom-shape draw:style-name="gr5" draw:text-style-name="P6" xml:id="id4" draw:id="id4" draw:layer="layout" svg:width="2.297cm" svg:height="1.58cm" svg:x="4.354cm" svg:y="12.536cm">
          <text:p text:style-name="P5"><text:span text:style-name="T1">smpl</text:span></text:p>
          <draw:enhanced-geometry svg:viewBox="0 0 21600 21600" draw:type="rectangle" draw:enhanced-path="M 0 0 L 21600 0 21600 21600 0 21600 0 0 Z N"/>
        </draw:custom-shape>
        <draw:custom-shape draw:style-name="gr5" draw:text-style-name="P6" xml:id="id3" draw:id="id3" draw:layer="layout" svg:width="2.297cm" svg:height="1.58cm" svg:x="4.354cm" svg:y="10.136cm">
          <text:p text:style-name="P5"><text:span text:style-name="T1">compiler</text:span></text:p>
          <draw:enhanced-geometry svg:viewBox="0 0 21600 21600" draw:mirror-horizontal="false" draw:mirror-vertical="false" draw:type="rectangle" draw:enhanced-path="M 0 0 L 21600 0 21600 21600 0 21600 0 0 Z N"/>
        </draw:custom-shape>
        <draw:custom-shape draw:style-name="gr6" draw:text-style-name="P8" xml:id="id11" draw:id="id11" draw:layer="layout" svg:width="5.354cm" svg:height="1.58cm" svg:x="8.361cm" svg:y="7.936cm">
          <text:p text:style-name="P7"><text:span text:style-name="T1"><text:s text:c="3"/></text:span><text:span text:style-name="T1">app <text:s text:c="18"/></text:span><text:span text:style-name="T2">&lt;/&gt;</text:span></text:p>
          <draw:enhanced-geometry svg:viewBox="0 0 21600 21600" draw:type="rectangle" draw:enhanced-path="M 0 0 L 21600 0 21600 21600 0 21600 0 0 Z N"/>
        </draw:custom-shape>
        <draw:connector draw:style-name="gr7" draw:text-style-name="P9" draw:layer="layout" svg:x1="9.517cm" svg:y1="9.504cm" svg:x2="9.517cm" svg:y2="14.55cm" draw:start-shape="id1" draw:start-glue-point="2" draw:end-shape="id2" draw:end-glue-point="0" svg:d="M9517 9504v5046" svg:viewBox="0 0 1 5047">
          <text:p/>
        </draw:connector>
        <draw:custom-shape draw:style-name="gr8" draw:text-style-name="P6" draw:layer="layout" svg:width="2.205cm" svg:height="2.426cm" svg:x="8.4cm" svg:y="3.836cm">
          <text:p text:style-name="P5"><text:span text:style-name="T1">public</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2.205cm" svg:height="2.426cm" svg:x="11.4cm" svg:y="3.837cm">
          <text:p text:style-name="P5"><text:span text:style-name="T1">private</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9" draw:layer="layout" svg:x1="5.502cm" svg:y1="11.716cm" svg:x2="5.502cm" svg:y2="12.536cm" draw:start-shape="id3" draw:start-glue-point="2" draw:end-shape="id4" draw:end-glue-point="0" svg:d="M5502 11716v820" svg:viewBox="0 0 1 821">
          <text:p/>
        </draw:connector>
        <draw:connector draw:style-name="gr10" draw:text-style-name="P9" draw:layer="layout" svg:x1="9.517cm" svg:y1="6.251cm" svg:x2="9.517cm" svg:y2="7.937cm" draw:start-shape="id5" draw:start-glue-point="2" draw:end-shape="id6" draw:end-glue-point="0" svg:d="M9517 6251v1686" svg:viewBox="0 0 1 1687">
          <text:p/>
        </draw:connector>
        <draw:connector draw:style-name="gr10" draw:text-style-name="P9" draw:layer="layout" svg:x1="12.517cm" svg:y1="6.251cm" svg:x2="12.517cm" svg:y2="7.937cm" draw:start-shape="id7" draw:start-glue-point="2" draw:end-shape="id8" draw:end-glue-point="0" svg:d="M12517 6251v1686" svg:viewBox="0 0 1 1687">
          <text:p/>
        </draw:connector>
        <draw:custom-shape draw:style-name="gr11" draw:text-style-name="P10" draw:layer="layout" svg:width="2.297cm" svg:height="1.58cm" svg:x="8.354cm" svg:y="1.036cm">
          <text:p text:style-name="P5"><text:span text:style-name="T1">vscode</text:span></text:p>
          <draw:enhanced-geometry svg:viewBox="0 0 21600 21600" draw:type="rectangle" draw:enhanced-path="M 0 0 L 21600 0 21600 21600 0 21600 0 0 Z N"/>
        </draw:custom-shape>
        <draw:custom-shape draw:style-name="gr5" draw:text-style-name="P6" draw:layer="layout" svg:width="2.297cm" svg:height="1.58cm" svg:x="11.354cm" svg:y="1.036cm">
          <text:p text:style-name="P5"><text:span text:style-name="T1">ide*</text:span></text:p>
          <draw:enhanced-geometry svg:viewBox="0 0 21600 21600" draw:type="rectangle" draw:enhanced-path="M 0 0 L 21600 0 21600 21600 0 21600 0 0 Z N"/>
        </draw:custom-shape>
        <draw:line draw:style-name="gr12" draw:text-style-name="P4" draw:layer="layout" svg:x1="9.96cm" svg:y1="4.088cm" svg:x2="12.021cm" svg:y2="2.794cm">
          <text:p/>
        </draw:line>
        <draw:line draw:style-name="gr12" draw:text-style-name="P4" draw:layer="layout" svg:x1="12.021cm" svg:y1="4.088cm" svg:x2="9.96cm" svg:y2="2.794cm">
          <text:p/>
        </draw:line>
        <draw:custom-shape draw:style-name="gr13" draw:text-style-name="P11" draw:layer="layout" svg:width="0.849cm" svg:height="0.428cm" svg:x="4.045cm" svg:y="11.477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4.045cm" svg:y="13.878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3.145cm" svg:y="9.279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0.045cm" svg:y="15.88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3.545cm" svg:y="2.279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3.045cm" svg:y="5.88cm">
          <text:p text:style-name="P11"><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0cm" svg:y="5.881cm">
          <text:p text:style-name="P11"><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4" draw:layer="layout" svg:x1="9.471cm" svg:y1="2.754cm" svg:x2="9.471cm" svg:y2="4.107cm">
          <text:p/>
        </draw:line>
        <draw:line draw:style-name="gr12" draw:text-style-name="P4" draw:layer="layout" svg:x1="12.471cm" svg:y1="2.754cm" svg:x2="12.471cm" svg:y2="4.107cm">
          <text:p/>
        </draw:line>
        <draw:custom-shape draw:style-name="gr5" draw:text-style-name="P6" draw:layer="layout" svg:width="2.297cm" svg:height="1.58cm" svg:x="0.407cm" svg:y="1.036cm">
          <text:p text:style-name="P5"><text:span text:style-name="T1">website</text:span></text:p>
          <draw:enhanced-geometry svg:viewBox="0 0 21600 21600" draw:type="rectangle" draw:enhanced-path="M 0 0 L 21600 0 21600 21600 0 21600 0 0 Z N"/>
        </draw:custom-shape>
        <draw:frame draw:style-name="gr14" draw:text-style-name="P13" draw:layer="layout" svg:width="8.26cm" svg:height="1.104cm" svg:x="0.2cm" svg:y="16.737cm">
          <draw:text-box>
            <text:p text:style-name="P12"><text:span text:style-name="T4">mathe:buddy – a gamified app for higher math</text:span></text:p>
            <text:p text:style-name="P12"><text:span text:style-name="T4">© 2022-2023 by TH Köln. Funded by FREIRAUM.</text:span></text:p>
          </draw:text-box>
        </draw:frame>
        <draw:frame draw:style-name="gr15" draw:text-style-name="P14" draw:layer="layout" svg:width="17.78cm" svg:height="1.673cm" draw:transform="rotate (-1.5707963267949) translate (20.176cm 0.1cm)">
          <draw:text-box>
            <text:p text:style-name="P1"><text:span text:style-name="T5">C <text:s/>O <text:s/>M <text:s/>P <text:s/>O <text:s/>N <text:s/>E <text:s/>N <text:s/>T <text:s text:c="4"/>O <text:s/>V <text:s/>E <text:s/>R <text:s/>V <text:s/>I <text:s/>E <text:s/>W</text:span></text:p>
          </draw:text-box>
        </draw:frame>
        <draw:frame draw:style-name="gr16" draw:text-style-name="P9" draw:layer="layout" svg:width="0.837cm" svg:height="0.931cm" svg:x="11.375cm" svg:y="8.302cm">
          <draw:image xlink:href="Pictures/1000060D00003BA200003505564EE8E65A4AA7C7.svg" xlink:type="simple" xlink:show="embed" xlink:actuate="onLoad" draw:mime-type="image/svg+xml">
            <text:p/>
          </draw:image>
          <draw:image xlink:href="Pictures/10000001000002EE0000029B7C2E5869B5A4469A.png" xlink:type="simple" xlink:show="embed" xlink:actuate="onLoad" draw:mime-type="image/png"/>
        </draw:frame>
        <draw:frame draw:style-name="gr16" draw:text-style-name="P9" draw:layer="layout" svg:width="0.771cm" svg:height="1.027cm" svg:x="10.268cm" svg:y="8.147cm">
          <draw:image xlink:href="Pictures/1000069A000027CA00003505CC287BDC8A4F7195.svg" xlink:type="simple" xlink:show="embed" xlink:actuate="onLoad" draw:mime-type="image/svg+xml">
            <text:p/>
          </draw:image>
          <draw:image xlink:href="Pictures/1000000100000201000002AC9E2AA205F08DA946.png" xlink:type="simple" xlink:show="embed" xlink:actuate="onLoad" draw:mime-type="image/png"/>
        </draw:frame>
        <draw:g>
          <draw:custom-shape draw:style-name="gr17" draw:text-style-name="P4" draw:layer="layout" svg:width="0.309cm" svg:height="0.301cm" svg:x="6.344cm" svg:y="12.535cm">
            <text:p/>
            <draw:enhanced-geometry svg:viewBox="0 0 21600 21600" draw:type="rectangle" draw:enhanced-path="M 0 0 L 21600 0 21600 21600 0 21600 0 0 Z N"/>
          </draw:custom-shape>
          <draw:g>
            <draw:path draw:style-name="gr18" draw:text-style-name="P15" draw:layer="layout" svg:width="0.534cm" svg:height="0.499cm" svg:x="6.221cm" svg:y="12.448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7" draw:text-style-name="P4" draw:layer="layout" svg:width="0.309cm" svg:height="0.301cm" svg:x="10.343cm" svg:y="14.528cm">
            <text:p/>
            <draw:enhanced-geometry svg:viewBox="0 0 21600 21600" draw:type="rectangle" draw:enhanced-path="M 0 0 L 21600 0 21600 21600 0 21600 0 0 Z N"/>
          </draw:custom-shape>
          <draw:g>
            <draw:path draw:style-name="gr18" draw:text-style-name="P15" draw:layer="layout" svg:width="0.534cm" svg:height="0.499cm" svg:x="10.22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7" draw:text-style-name="P4" draw:layer="layout" svg:width="0.309cm" svg:height="0.301cm" svg:x="13.452cm" svg:y="7.938cm">
            <text:p/>
            <draw:enhanced-geometry svg:viewBox="0 0 21600 21600" draw:type="rectangle" draw:enhanced-path="M 0 0 L 21600 0 21600 21600 0 21600 0 0 Z N"/>
          </draw:custom-shape>
          <draw:g>
            <draw:path draw:style-name="gr18" draw:text-style-name="P15" draw:layer="layout" svg:width="0.534cm" svg:height="0.499cm" svg:x="13.329cm" svg:y="7.851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19" draw:text-style-name="P17" draw:layer="layout" svg:width="2.444cm" svg:height="1.523cm" svg:x="0.107cm" svg:y="9.582cm">
          <draw:text-box>
            <text:p text:style-name="P16"><text:span text:style-name="T6">playground</text:span></text:p>
            <text:p text:style-name="P16"><text:span text:style-name="T6">available</text:span></text:p>
            <text:p text:style-name="P16"><text:span text:style-name="T6">on website</text:span></text:p>
          </draw:text-box>
        </draw:frame>
        <draw:frame draw:style-name="gr20" draw:text-style-name="P18" draw:layer="layout" svg:width="2.616cm" svg:height="1.205cm" svg:x="0.076cm" svg:y="8.148cm">
          <draw:text-box>
            <text:p text:style-name="P16"><text:span text:style-name="T7">external</text:span></text:p>
            <text:p text:style-name="P16"><text:span text:style-name="T7">dependencies</text:span></text:p>
          </draw:text-box>
        </draw:frame>
        <draw:g>
          <draw:path draw:style-name="gr21" draw:text-style-name="P19" draw:layer="layout" svg:width="2.204cm" svg:height="0.795cm" svg:x="17.909cm" svg:y="16.619cm" svg:viewBox="0 0 2205 796" svg:d="M2075 0l-16 1-16 2-18 3-18 4-18 4-19 5-19 6-19 6h-281-1355-107l-189 741h874 355l10 5 10 4 11 4 12 3 12 3 12 2 13 2 13 1h1 61 1l15-1 15-2 16-2 15-3 28-5 29-7 29-8 30-9 23-8 23-9 24-9 23-9 52-24 53-27 53-31 52-32 66-47 29-22 13-11 14-12 18-16 17-16 16-16 14-16 14-16 11-16 11-15 9-15 4-8 4-8 3-7 3-7 2-8 2-7 1-7 1-7 1-7-1-6v-7l-1-6-2-6-1-3-2-3-1-3-2-3-2-2-2-3-3-3-4-4-4-2-4-3-4-3-5-2-4-2-5-2 16-12 15-12 14-13 13-12 13-13 11-13 11-12 9-13 10-15 8-14 6-15 2-7 2-7 2-7 1-7 1-7v-6l-1-7-1-6-2-7-2-6-2-4-1-4-3-3-2-4-3-3-3-4-3-3-3-3-3-2-4-3-4-2-4-3-4-2-5-2-9-3-4-1-5-2-4-1-5-1-9-1-10-1zM2108 24l4 1h4 3l4 1 4 1 3 1 7 2 7 2 6 3 3 2 3 1 2 2 2 2 3 2 2 2 1 2 2 2 2 3 1 2 2 2 1 3 1 5 1 4 1 5v5 5 5l-1 5-1 6-4 12-5 12-7 13-9 13-10 14-11 13-13 14-15 14-15 14-17 14-18 14-19 13-29 19 36 3 8 1 7 1 6 2h3l3 2 2 1 3 1 2 1 2 2 2 1 2 2 2 1 1 2 3 3 2 3 1 4 1 4 1 4 1 4v5 5l-1 5-1 6-2 6-2 6-2 6-3 7-4 7-3 7-8 13-10 15-11 14-13 16-14 15-15 16-16 15-17 16-55 43-16 12-16 11-33 22-52 33-51 30-52 26-51 23-23 10-22 9-23 8-22 8-29 9-28 7-28 7-27 5-15 3-15 2-14 1-14 2h-59-1 5l-19-2-19-4-17-5-9-2-7-3-8-4-7-4-7-4-7-4-6-5-5-5-6-5-5-6-3-4-3-5-3-4-3-5-2-4-1-3-4-8-1-6-2-6-1-6-1-6-1-7v-6-14l2-19 5-21 6-21 9-22 10-22 13-23 15-24 16-23 19-26 22-26 23-26 26-26 27-25 29-26 30-25 32-25 62-43 20-13 20-13 40-23 37-20 36-19 36-17 36-15 36-13 35-12 34-10 33-8-32 10-32 11-33 13-34 15-34 16-34 17-35 19-34 21h-2l-1 1-2 1-5 4-38 24-35 25-34 25-31 25-46 41-40 41-33 41-13 19-12 20-10 18-9 18-6 18-4 17-2 15 1 16 2 14 2 6 3 7v1l1 2 1 2 1 1 2 4 2 3 7 8 8 7 9 6 10 5 12 5 12 3 13 3 14 2 14 2h16l33-1 36-5 39-7 21-5 26-8 26-8 27-9 27-10 27-11 2-1h1l42-20 40-20 35-21 32-19 27-19 22-18 9-9 7-8 6-7 5-7 1-3 1-3 1-2 1-2v-1-1-1-2-1-1l-1-1v-1l-1-1-1-2-2-2-3-2-3-1-3-2-4-1-9-1h-10-12l-13 1-15 2-32 7-37 10-40 13-43 16-29 11 24-19 21-16 11-7 10-8 18-11 17-11 34-20 37-27 33-26 27-24 22-23 8-11 8-10 6-10 4-8 4-8 1-7v-4-3-2l-1-3v-1l-1-1-1-1v-1l-1-1h-1l-1-1h-1l-1-1-2-1-2-1-3-1-4-1-5-1h-5-5-6l-7 1-13 2-15 3-16 4-17 5-19 7-31 12-33 15-35 18-35 19-7 4-1 1-22 13 13-21 8-12 9-12 9-13 11-12 12-12 13-12 14-12 14-11 22-17 24-16 25-15 26-15 10-5 10-5 20-9 41-16 45-14 20-5 20-5 19-3 20-3 21-1zM1209 331l22 64 14 40-3 3-2 3-2 2-2 3-15 23-15 23-12 22-11 21-8 21-7 21-5 20-4 19-13-44-11-45-10-47-7-49-5-56-2-49v-48l3-47 6-44 7-43 10-40 12-37 14-35-1 29 1 32 3 34 5 37 7 39 8 41zM274 127h3 200 6l6 1h6l5 1 5 1 5 2 4 2 2 1 1 1 2 1 2 1 1 1 1 1 1 2 1 1 1 1 1 2 1 1v2 1l1 2v1 2l-1 2v1l-24 98h-70l23-95h-177l-65 260-23 94h177v-1l36-143h-83l8-33h154l-45 179v1 1 1l-1 1-1 4-2 2-2 2-2 2-2 2-2 2-3 2-3 2-3 1-5 2-5 2-5 1-6 2h-5l-6 1-6 1h-7-200-6l-6-1-6-1h-5l-5-2-4-1-4-2-2-1-2-1-1-1-2-1-1-1-2-2-1-1-1-1-1-1v-2l-1-1v-2l-1-1v-2-1-2-2l1-2 88-359v-1l1-2v-2l1-1 1-2 1-1 1-2 2-1 1-2 2-1 3-3 4-2 4-2h1 1v-1l4-2 5-1 5-1 4-2 5-1h6l5-1zM841 127h6l6 1h5l6 1 4 1 5 2 4 2 2 1 2 1 1 1 2 1 1 1 2 1 1 2 1 1 1 1v2l1 1 1 2v1 2 1 2 2l-1 1-47 192v2l-1 1v2l-1 1-1 2-1 1-1 2-2 1-1 2-2 1-3 2-4 3-5 2-4 2-5 2-6 2-5 1-6 1-5 1h-6-6-184l-36 144-5 24h-70l6-22 98-400zM1006 127l-78 318-17 70h166l5 34h-248l19-80 84-342zM649 161l-46 186h173l46-186zM504 578h2 3 3 3l2 1h3l2 1 3 1 2 1 2 1 2 1 2 1 2 1 1 2 2 1v1l1 1v1l1 1 1 1v2l1 2v2 3 2 2 2l-1 2h-20v-2-1-2-1-1-2h-1v-1-1h-1v-1-1h-1-1v-1h-1l-2-1h-1l-2-1h-1-2-2-2-3-2-3l-2 1h-2l-2 1-1 1h-2l-1 1-1 1-1 1-1 1-1 1-1 1v1l-1 1v1 1 1 1h1v1 1h1l1 1 2 1h1l2 1 3 1 7 2 8 1 3 1 3 1 3 1h2l2 1 1 1 3 1 2 1 2 1 1 2 2 1 1 1 1 2 1 2 1 1v2l1 2v2 2 2 2l-1 2v2l-1 2-1 2-1 2-1 1-1 2-2 2-1 2-2 1-2 2-2 2-2 1-2 1-3 2-2 1-3 1-2 1-3 1h-3l-2 1h-3-3l-3 1h-3-3l-4-1h-3-3l-3-1h-3l-2-1-3-1-2-1-2-1-2-2-1-1h-1l-1-1v-1l-1-1-1-1-1-1v-1l-1-1v-1l-1-2-1-2v-2l-1-3v-2-2l1-3v-2l1-3h19v3 1 2 1 1 1l1 2v1 1h1v1 1h1l1 1v1h1l2 1h1l1 1h2l1 1h2 2 2l1 1h2 2l2-1h2 1 2l1-1h2l1-1h2 1l1-1 1-1h1l1-1 1-1h1l1-1 1-1v-1h1v-1l1-1v-1-1h1v-1-1l-1-1v-1-1l-1-1-1-1h-1v-1h-1l-1-1h-2l-16-4-7-2-2-1-3-1h-2l-2-1-2-1-1-1-2-1-2-1-1-1-2-1-1-2h-1v-1l-1-1v-1l-1-1v-1l-1-2v-1-2-2-2-1l1-2v-2l1-2 1-2 1-2 1-1 1-2 1-2 2-1 2-2 1-2 2-1 2-1 3-2 2-1 2-1h2l3-1 2-1h2l2-1h3l2-1zM685 578l13 1 4 1-6 13-1 2h-10-1-1-1-1-1l-1 1v1h-1v1h-1v1 1l-1 1-1 2v1 1h15l-4 15h-15v4l-2 7-5 20-7 27h-19l14-58h-11l3-15h11l2-5v-2l1-1v-2l1-1 2-5 1-1 1-1 1-1 1-1 1-1 1-1h1l1-1h1l1-1 2-1h1l2-1h1 2l2-1h2zM729 579l-2 11-3 9-1 3v3h13l-4 15h-13l-9 37-1 2v2 1h1l1 1 10-1-1 13v3l-13 1h-2-2-2-1l-2-1h-1l-2-1h-1l-1-1-1-1-1-1-1-1v-1l-1-1v-2-1h-1v-1l1-2v-2l1-4 1-4 4-15 2-12 3-8h-10l4-15h9l1-2v-2l1-5 2-7 16-7zM181 579l-5 18h-56v2l-1 2-2 6-3 12h49l-4 17h-49l-10 42h-20l24-99zM206 604h3 2 1 2l2 1h2l1 1h1l1 1h1v1l3 2-10 15-3-2h-1l-1-1h-1-1-1l-1-1h-1-1-1v1h-1-1-1v1h-1l-1 1h-1v1h-1v1l-1 1-1 1-1 2-1 1v2l-1 1-1 2v1l-1 2v2l-9 37h-20l18-73h18v1 1 1l1-1h1v-1h1l1-1h1l1-1h1 1 1zM268 604h4 4l2 1h2l1 1h2l1 1 2 1h1l2 1 1 1 1 1 1 2 1 1 1 2 2 2v1l1 2 1 3v2 2 2 2 1 3l-1 3v3l-1 6h-56v2 2 1 2l1 1v1 1h1v1l1 1 1 1 1 1v1h1 1l1 1h1 2 1 1 1 2 1 1l2-1h1 1l2-1h1l1-1 1-1 1-1 1-1 1-1 2-2 1-1 1-1h21l-2 3-2 3-1 3-2 2-2 2-3 2-2 2-2 2-3 2-3 1-2 1-3 1-3 1-4 1h-3-3l-4 1-4-1h-4-2l-2-1h-1l-2-1-2-1h-1l-2-1-1-1-1-1-2-1-1-1-1-2-1-1-1-1v-2l-1-1-1-2v-1l-1-2v-2-1-2-4-4l1-5 1-4 2-4 2-4 2-3 2-4 3-3 3-3 3-3 3-2 3-2 3-1 3-1 3-2h4l3-1h4zM353 604h4 4 3l2 1h2l2 1h1l2 1 1 1h2l1 1 1 1 2 1 1 2 1 1 1 2 1 2 1 1 1 2v3l1 2v2 2 2 1 1 2l-1 3-1 3-1 6h-55v1h-1v1h1v3 1 1 1 1h1v1 1h1v1h1l1 1 1 1 1 1h1l1 1h1 1 2 1 2 1 2l1-1h1 2l1-1h1l1-1 2-1 1-1 1-1 1-1 1-2 1-1 1-1h21l-2 3-2 3-1 3-2 2-2 2-2 2-2 2-3 2-2 2-3 1-3 1-3 1-3 1-3 1h-3-4l-3 1-5-1h-4-1l-2-1h-2l-2-1-1-1h-2l-1-1-2-1-1-1-1-1-2-1-1-2-1-1-1-2-1-2v-2l-1-2v-3-2-2-4-1-2l1-5 1-4 1-4 2-4 2-3 3-4 2-3 3-3 3-3 3-2 3-2 3-1 3-1 4-2h3l4-1zM598 604h4 4l1 1h2l2 1h1l2 1 2 1h1l1 1 2 1 1 1 1 2 1 1 1 1 1 2 1 1v1l1 2 1 2v1 2l1 2v1l-1 4v4l-1 4-1 4-1 3-1 3-1 2-1 3-2 2-1 3-2 2-2 2-1 1-2 2-2 2-2 1-3 2-2 1-2 1-3 1-2 1-3 1-3 1h-2-3l-2 1h-3l-4-1h-4-2l-2-1h-1l-2-1-2-1h-1l-2-1-1-1-1-1-1-1-1-1-1-2h-1l-1-1-1-2-1-2v-2l-1-2v-3l-1-2v-2-2-1l1-3v-6l2-5 2-4 2-4 2-4 3-4 1-1 2-2 1-1 2-2 2-1 1-1 3-2 3-1 3-2 3-1 3-1h3l3-1h3zM892 604h4 5 2 2l2 1h2 2l2 1 1 1h1l2 1 1 1h1l1 1 1 1v1l1 1 1 1v1l1 1v1 2 1 1l-2 11-4 16-3 14v3l-1 1v1 2 1 1l1 1v1 1h1l1 4h-20l-2-2v-4l-5 3-2 1h-1l-1 1h-2l-2 1h-1l-2 1h-2-2-2l-2 1h-2l-4-1h-3-3l-2-1h-2l-1-1h-1l-1-1-1-1h-1l-1-1-1-1-1-1-1-1v-2l-1-1v-1l-1-2v-1-2-1-1-1-1h1v-1-2-1l1-1 1-1v-2l1-1 1-1 1-1 1-1 1-2h1l1-1 1-1 1-1 3-2 3-1 2-1h2l1-1h2 1l12-3h7l5-1 5-1 4-1h1v-1-1-1-1-1-1-1-1h-1v-1h-1l-1-1h-1-2l-1-1h-1-2-1-2-2l-2 1h-1-2-1l-1 1h-1l-1 1h-1v1l-1 1-1 1-1 1-1 1-2 3h-21l3-4 1-2 1-1 1-2 1-2 1-1 1-2 1-1 2-2 1-1 1-1 2-1 2-1 2-1 2-1 4-1 3-1 3-1h2 2 2zM980 604h2 2 2l1 1h2l2 1 2 1 2 1 2 2-11 15-3-2h-1v-1h-1-1l-1-1h-1-1-1-1l-1 1h-1-1v1h-1v1h-1-1v1h-1v1l-1 1-1 1-1 2-1 1-1 2v1l-1 3-1 4-9 37h-21l19-73h18v1 1l-1 1h1l1-1 1-1 2-1h1l1-1h1 1 1 1zM1040 604h4 4l1 1h2l2 1h1l2 1 1 1h2l1 1 1 1 2 1 1 2 1 1 1 2 1 2 1 1 1 2v3l1 2v2 2 2 1 3l-1 3-1 3-1 6h-55v1h-1v1 2 1l1 2v1 1l1 1v1h1v1h1v1l1 1h1l1 1h1 1l1 1h2 1 1 2 1 2l1-1h1 2l1-1h1l2-1 1-1 1-1 1-1 1-1 1-2 1-1 1-1h22l-3 3-1 3-2 3-2 2-2 2-2 2-2 2-3 2-2 2-3 1-3 1-3 1-3 1-3 1h-3-4l-3 1-4-1h-4-2l-2-1h-2l-2-1-1-1h-2l-1-1-1-1-2-1-1-1-1-1-1-2-1-1-1-1-1-2v-1l-1-2v-1l-1-2v-2-1l-1-2v-4l1-4 1-5 1-4 2-4 1-4 2-3 3-4 2-3 3-3 3-3 3-2 3-2 3-1 3-1 4-2h3l4-1h3zM759 605l1 22 1 15 1 7v-1h1v-1-1l23-41h18l2 43 25-43h20l-44 73h-18l-2-42-22 42h-19l-7-73zM265 619h-2-2l-1 1h-2l-1 1-2 1h-2l-1 1-1 1-1 1-1 1-1 1-1 1-1 2v1l-1 1h33 1v-1-1-1-1-1l-1-1v-1l-1-1v-1h-1v-1h-1v-1h-1-1v-1h-1-1l-1-1h-1-1-2zM353 619h-1-2l-2 1h-1l-2 1-2 1h-1l-2 1-1 1-1 1-1 1-1 1v1l-1 2-1 1-1 1h34v-2-2-1-1l-1-1v-1l-2-2h-1v-1h-1l-1-1h-1-1l-2-1h-1-1zM1037 619h-2-1l-2 1h-2l-1 1-2 1h-1l-2 1-1 1-1 1-1 1-1 1-1 1-1 2-1 2h33v-2-2-1-1-1h-1v-1l-1-1-1-1-1-1h-1l-1-1h-1-1l-1-1h-1-2zM580 624l-2 2-1 2-2 2-1 2-1 2-1 3-1 3-1 2-1 5v2 1 1 1 2 1 1l1 1v1l1 1v1h1v1l1 1h1l2 1h1l1 1h1 2 1 2 2l2-1h2l2-1 2-1 2-1 2-1 1-2 2-2 1-2 1-2 2-2 1-3 1-2 1-3v-3-2l1-3v-2l-1-2v-1-1l-1-1v-1l-1-1-1-1-1-1-1-1-1-1h-1-1l-1-1h-1-1-2-2-2l-2 1h-1l-2 1-1 1-2 1h-2zM899 646h-2l-1 1h-2-2l-10 2h-3l-3 1h-2l-2 1h-1l-1 1h-1l-1 1-1 1-1 1v1h-1v1 1 1 1 1 1l1 1h1v1h1 1 1l1 1h2 1 2 1l2-1h1 2l1-1h2l1-1 2-1h1l1-1 1-1 2-1 1-1 1-1v-1l1-2 1-1v-1l1-1v-1l1-2z">
            <text:p/>
          </draw:path>
          <draw:path draw:style-name="gr21" draw:text-style-name="P19" draw:layer="layout" svg:width="2.289cm" svg:height="0.179cm" svg:x="17.842cm" svg:y="17.461cm" svg:viewBox="0 0 2290 180" svg:d="M2121 125l3-9 3-8 2-4 2-4 2-3 3-3 2-2 3-3 2-2 3-1 2-2 3-1h3 1 1 2 2 1l1 1 1 1h1l1 1 1 1 1 1v1 2l1 1v1 2 3 2 1l-1 2v2l-1 3v4l-19 68h40l15-55 2-10 4-8 2-4 2-3 2-3 2-3 3-3 2-2 2-2 3-1 2-2 3-1h2 2 1 1 2 1l2 1h1l1 1 1 1 1 1 1 1v1l1 1v2l1 1v1 2 2l-1 3-1 4-1 7-18 68h40l18-72 1-2 1-3 1-6 1-11v-3-4l-1-4v-3l-2-3-1-2-2-3-2-2-2-2-2-2-3-1-3-1-3-1-3-1h-4-4-3-3-4l-3 1-3 1-4 1-3 1-3 1-3 2-3 1-3 2-3 2-2 3-3 2-3 3-2 2v-2l-1-2v-2l-1-2-1-2-2-2-1-2-2-1-2-2-2-1-3-1-2-1-4-1-3-1h-4-3-4-3-4l-3 1-3 1-3 1-3 1-3 1-3 2-3 2-3 2-3 2-3 2-3 3-5 5 3-19h-35l-9 38-22 84h39zM2056 104v-5l-1-5v-5l-2-5-2-4-2-4-3-4-3-4-4-3-4-3-5-3-5-2-6-1-6-1-6-1h-7-9l-8 1-9 2-8 3-7 3-7 4-6 5-6 5-6 5-5 6-4 7-4 7-3 7-2 7-2 8v8 6 5l1 5 2 5 2 4 2 4 3 4 4 3 4 3 4 2 5 2 5 2 5 2h6l6 1h7 8l9-1 8-2 8-2 7-3 7-4 7-4 6-5 5-5 5-6 4-6 4-7 3-7 2-8 2-7zM1976 151h-2-3l-2-1h-2l-2-1-2-1-1-1-2-1-1-2-1-1-1-2-1-2v-1l-1-2v-2l1-3v-3l1-4v-4l2-4 1-5 2-4 2-4 2-3 3-4 3-3 3-3 3-2 3-2 4-2 2-1h2 2 2 3 3l2 1 2 1 2 1 2 1 1 1 2 2 1 1 1 2 1 2v2l1 2v2 2 2 4l-1 4-1 4-1 4-2 4-2 4-2 4-2 3-3 3-3 3-3 3-3 2-3 2-4 1-4 1zM1862 55h-2l-3-1h-2-2-5-5-9l-9 1-9 3-8 3-8 3-7 5-7 5-7 5-5 6-5 7-5 6-4 8-3 7-2 8-2 8v8l-1 5 1 5 1 5 1 5 1 3 2 4 3 3 2 3 3 2 3 3 3 1 4 2 4 1 4 1h4 4 3 3 3l4-1 3-1 3-1 3-1 3-1 3-2 3-1 2-2 3-2 3-3 3-2 2-3 3-3-3 23h37l2-11 2-12 2-12 3-12 35-133h-40zM1846 119l-2 5-1 3-2 4-2 3-1 3-3 3-2 2-2 2-2 2-3 1-2 2h-3l-2 1-2 1h-3-2-2-2l-2-1h-2l-1-1-2-1-1-1-1-1-1-2-1-1-1-2v-2l-1-1v-3-2-2-5l1-4 1-5 2-4 2-4 2-4 3-4 2-3 3-4 4-2 3-3 4-2 4-2 4-1 4-1h5 2 3 2 2l2 1h2l1 1h1 1zM1678 151h-5-4l-4-1h-3l-3-1h-2l-1-1h-1l-1-1-1-1h-1l-1-1v-1l-1-2-1-2v-1l-1-2v-2-2-2h20l17-1 8-1 8-2 7-2 6-2 5-3 5-3 5-3 3-4 3-4 2-5 2-5 1-6v-4l-1-4-1-4-1-3-2-4-2-3-3-2-3-3-3-2-3-2-4-2-4-1-5-1-4-1h-5-5-9l-9 1-8 2-8 3-7 4-7 4-7 5-5 5-5 6-5 6-4 6-4 7-2 7-2 7-2 7-1 7v6l1 6v5l2 5 2 4 2 4 3 4 3 3 4 3 4 2 5 3 5 1 6 2h6l7 1h7 12l13-1 7-1 7-1 6-1 7-2-1-27-3 1-2 1-2 1h-2l-5 1h-5-5-5zM1653 102l1-2 1-1 1-2 2-2 1-2 2-1 2-2 2-1 2-2 2-1 3-1 2-1h3l3-1h4 3 2 1 2 1l2 1h1 1l1 1h1l1 1v1h1v1 1 1 1 1 1l-1 1v1l-1 1-1 1-1 1h-1l-2 1-2 1-3 1h-3l-4 1h-8zM1533 151h-4-4l-4-1h-3l-3-1-3-1h-1l-2-1-1-1h-1l-1-2v-2l-1-2v-1l-1-2v-2-2-2h20l17-1 8-1 8-2 7-2 6-2 5-3 5-3 5-3 3-4 3-4 2-5 2-5 1-6v-4l-1-4-1-4-1-3-2-4-2-3-3-2-2-3-4-2-3-2-4-2-4-1-5-1-4-1h-5-5-9l-9 1-8 2-8 3-7 4-7 4-6 5-6 5-5 6-5 6-4 6-3 7-3 7-2 7-2 7-1 7v6l1 6 1 5 1 5 2 4 2 4 3 4 3 3 4 3 4 2 5 3 5 1 6 2h6l7 1h7 12l13-1 7-1 7-1 7-1 6-2-2-27-2 1-2 1-2 1h-3l-4 1h-5-5-5zM1510 102v-2l1-1 1-2 2-2 1-2 2-1 2-2 2-1 2-2 2-1 3-1 2-1h3l3-1h4 3 2 2 1 1l2 1h1 1l1 1h1l1 1v1h1v1 1 1 1 1 1l-1 1v1l-1 1-1 1-1 1h-1l-2 1-2 1-3 1h-3l-4 1h-8zM1392 180l13-45 2-10 4-8 2-4 2-4 2-4 3-3 3-3 3-3 3-2 4-2 4-2 4-1 4-1h5 1 1 1 1l1 1h1l10-35h-1-1-2-2-1-1-3-4l-3 1-3 1-4 1-3 1-3 2-2 2-3 2-3 2-3 2-2 3-2 3-3 3-4 6h-1l2-13 1-6 1-6h-35l-4 21-2 14-3 14-21 73zM1210 180h41l18-68h66l9-29h-67l11-44h71l8-34h-111zM1051 126l1-5 2-5 2-4 2-4 2-4 2-3 2-2 3-3 2-2 3-2 3-1 2-1 3-1 2-1h3 2 2 2 1l2 1h1 1l1 1 1 1h1v1l1 1v1 1 1 2 1 2 2l-1 2v3l-1 3-18 69h40l20-72 2-11v-5l1-3v-2-4-4l-1-3-1-3-1-3-1-2-2-2-2-2-2-2-3-1-2-2-4-1h-3l-3-1h-4-4-4-3l-4 1h-3l-3 1-4 1-3 1-3 2-3 1-3 2-3 2-3 2-3 2-3 3-5 6h-1l4-23h-35l-5 18-2 10-3 10-22 84h40zM992 58h-41l-33 122h41zM977 44h3 2l3-1 2-1 3-1 2-1 2-2 2-1 1-2 2-3 1-2 2-2 1-3v-3l1-3v-3-2-2l-1-2v-2l-1-1-1-1-1-1-1-1-2-1-1-1-2-1h-2l-2-1h-2-2-3-2-2l-3 1h-2l-2 1-2 1-2 1-2 1-2 1-1 2-2 1-1 2-1 2-1 2v2l-1 2v2l1 3v2l1 2v2l1 2 2 2 1 2 1 2 2 1 1 2 2 1 2 1h2l2 1zM783 180h7 7l6-1 6-1 5-2 6-1 5-2 4-3 4-2 4-4 3-3 3-4 2-3 2-5 1-4 1-5v-3-3l-1-3-1-3-1-3-2-2-2-2-2-3-2-2-2-2-3-1-2-2-6-3-5-3-4-2-3-2-3-1-1-1-1-1-1-1-1-1v-1l-1-1-1-1v-1-1-2l1-1v-1l1-1 1-1h1l1-1h2l1-1h1 2 4 3 5 4l8 1h6l5 1 11-26-2-1h-1l-1-1-2-1h-4l-4-1-5-1h-5-5-6-7-6l-6 1-6 2-5 1-5 2-5 3-4 2-4 3-4 3-3 4-2 4-2 4-2 4-1 4-1 5v3l1 3v2l1 3 1 2 1 3 2 2 2 2 2 2 2 2 2 2 3 2 5 3 5 3 5 2 3 2 2 1 1 1 1 1 1 1 1 1 1 1v1l1 1v1 1 1 1 1 1 1h-1v1h-1-1v1h-1-2-1-3-7-10l-10-1-9-1-7-1-11 27 2 1 1 1h2l2 1 3 1h2l5 1h6 6zM716 180v-6-7l2-14 3-15 2-7 1-6 18-67-5-1-5-1-5-1h-6l-12-1h-12-13l-11 2-11 2-9 3-10 4-8 5-7 5-7 6-6 7-6 7-4 7-4 7-3 8-2 8-2 8-1 7v5l1 5v4l1 4 2 3 1 4 3 3 2 2 3 3 3 2 3 1 4 2 3 1 5 1h4 4 3 3l4-1h3l3-1 3-1 3-1 3-2 3-2 3-2 3-2 3-2 3-3 3-3 3-4 3-3-3 27zM687 111l-1 5-2 5-2 5-2 4-2 4-2 3-3 3-2 2-2 3-3 1-2 2-3 1-2 1-3 1h-2-3-2-2l-1-1h-2l-1-1-2-1-1-1-1-1-1-1v-1l-1-2-1-1v-2-2-1-2-5l1-4 2-5 1-4 2-5 3-4 3-4 3-4 3-3 4-3 4-3 4-3 4-2 5-1 4-1h5 2 1l3-1h5zM467 151h-5-4l-3-1h-4l-3-1-3-1h-1l-1-1-1-1h-1l-1-2-1-2v-2l-1-1v-2l-1-2v-2-2h20l18-1 8-1 7-2 7-2 6-2 6-3 5-3 4-3 4-4 3-4 2-5 1-5 1-6v-4-4l-1-4-2-3-1-4-3-3-2-2-3-3-3-2-4-2-4-2-4-1-4-1-5-1h-5-5-9l-9 1-8 2-8 3-7 4-7 4-6 5-6 5-5 6-5 6-4 6-3 7-3 7-2 7-2 7v7 6 6l1 5 1 5 2 4 2 4 3 4 4 3 3 3 5 2 4 3 6 1 5 2h7l6 1h7 13l13-1 7-1 6-1 7-1 6-2-1-27-3 1-2 1-2 1h-2l-5 1h-4-5-5zM491 90v1 1l-1 1v1l-1 1v1h-1l-1 1v1h-1l-2 1-3 1-3 1h-3l-3 1h-8-21l1-2 1-1 1-2 1-2 2-2 1-1 2-2 2-1 2-2 3-1 2-1 3-1h3l3-1h3 4 1 2 2 1l1 1h1 2v1h1l1 1 1 1 1 1v1zM323 151h-5-4l-3-1h-4l-3-1-3-1h-1l-1-1-1-1h-1l-1-2-1-2v-2l-1-1v-2l-1-2v-2-2h20l18-1 8-1 7-2 7-2 6-2 6-3 5-3 4-3 4-4 2-4 3-5 1-5 1-6v-4l-1-4-1-4-1-3-2-4-2-3-2-2-3-3-3-2-4-2-4-2-4-1-4-1-5-1h-5-5-9l-9 1-8 2-8 3-7 4-7 4-6 5-6 5-5 6-5 6-4 6-3 7-3 7-2 7-1 7-1 7v6 6l1 5 1 5 2 4 3 4 2 4 4 3 3 3 5 2 4 3 6 1 5 2h7l6 1h7 13l13-1 7-1 6-1 7-1 6-2-1-27-3 1-2 1-2 1h-2l-5 1h-4-5-5zM299 102l1-2 1-1 1-2 1-2 1-2 2-1 2-2 2-1 2-2 3-1 2-1 3-1h3l3-1h3 4 1 2 2 1l1 1h1 2l1 1 1 1 1 1 1 1v1 1 1 1l-1 1v1l-1 1v1h-1v1l-1 1h-1l-2 1-3 1-3 1h-3l-3 1h-8zM182 180l12-45 3-10 3-8 2-4 2-4 3-4 2-3 3-3 3-3 4-2 3-2 4-2 4-1 5-1h5 1 1 1l1 1h1l10-35h-1-2-2-1-1-4-3l-4 1-3 1-3 1-3 1-3 2-3 2-3 2-3 2-2 2-3 3-4 6-5 6 2-13 1-6v-6h-35l-3 21-3 14-4 14-19 73zM0 180h41l17-68h66l9-29h-66l11-44h70l9-34h-112z">
            <text:p/>
          </draw:path>
        </draw:g>
        <draw:frame draw:style-name="gr22" draw:text-style-name="P20" draw:layer="layout" svg:width="11.615cm" svg:height="1.199cm" svg:x="0.2cm" svg:y="0.137cm">
          <draw:text-box>
            <text:p text:style-name="P12"><text:span text:style-name="T8">https://mathebuddy.github.io/</text:span></text:p>
          </draw:text-box>
        </draw:frame>
        <draw:g>
          <draw:custom-shape draw:style-name="gr17" draw:text-style-name="P4" draw:layer="layout" svg:width="0.309cm" svg:height="0.301cm" svg:x="6.345cm" svg:y="10.035cm">
            <text:p/>
            <draw:enhanced-geometry svg:viewBox="0 0 21600 21600" draw:type="rectangle" draw:enhanced-path="M 0 0 L 21600 0 21600 21600 0 21600 0 0 Z N"/>
          </draw:custom-shape>
          <draw:g>
            <draw:path draw:style-name="gr18" draw:text-style-name="P15" draw:layer="layout" svg:width="0.534cm" svg:height="0.499cm" svg:x="6.222cm" svg:y="9.948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3" draw:text-style-name="P22" draw:layer="layout" svg:width="4.882cm" svg:height="1.587cm" svg:x="15.338cm" svg:y="0.237cm">
          <draw:text-box>
            <text:p text:style-name="P21"><text:span text:style-name="T9">*not yet</text:span></text:p>
            <text:p text:style-name="P21"><text:span text:style-name="T9">released</text:span></text:p>
          </draw:text-box>
        </draw:frame>
        <draw:custom-shape draw:style-name="gr11" draw:text-style-name="P10" draw:layer="layout" svg:width="2.297cm" svg:height="1.58cm" svg:x="11.454cm" svg:y="14.536cm">
          <text:p text:style-name="P5"><text:span text:style-name="T1">tex</text:span></text:p>
          <draw:enhanced-geometry svg:viewBox="0 0 21600 21600" draw:type="rectangle" draw:enhanced-path="M 0 0 L 21600 0 21600 21600 0 21600 0 0 Z N"/>
        </draw:custom-shape>
        <draw:g>
          <draw:custom-shape draw:style-name="gr17" draw:text-style-name="P4" draw:layer="layout" svg:width="0.309cm" svg:height="0.301cm" svg:x="13.444cm" svg:y="14.528cm">
            <text:p/>
            <draw:enhanced-geometry svg:viewBox="0 0 21600 21600" draw:type="rectangle" draw:enhanced-path="M 0 0 L 21600 0 21600 21600 0 21600 0 0 Z N"/>
          </draw:custom-shape>
          <draw:g>
            <draw:path draw:style-name="gr18" draw:text-style-name="P15" draw:layer="layout" svg:width="0.534cm" svg:height="0.499cm" svg:x="13.321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connector draw:style-name="gr7" draw:text-style-name="P9" draw:layer="layout" svg:x1="12.617cm" svg:y1="9.504cm" svg:x2="12.617cm" svg:y2="14.55cm" draw:start-shape="id9" draw:start-glue-point="2" draw:end-shape="id10" draw:end-glue-point="0" svg:d="M12617 9504v5046" svg:viewBox="0 0 1 5047">
          <text:p/>
        </draw:connector>
        <draw:custom-shape draw:style-name="gr13" draw:text-style-name="P11" draw:layer="layout" svg:width="0.849cm" svg:height="0.428cm" svg:x="13.545cm" svg:y="0.88cm">
          <text:p text:style-name="P11"><text:span text:style-name="T3">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xml:id="id12" draw:id="id12" draw:layer="layout" svg:width="2.297cm" svg:height="1.58cm" svg:x="14.454cm" svg:y="12.536cm">
          <text:p text:style-name="P5"><text:span text:style-name="T1">flutter</text:span></text:p>
          <draw:enhanced-geometry svg:viewBox="0 0 21600 21600" draw:type="rectangle" draw:enhanced-path="M 0 0 L 21600 0 21600 21600 0 21600 0 0 Z N"/>
        </draw:custom-shape>
        <draw:connector draw:style-name="gr7" draw:text-style-name="P9" draw:layer="layout" svg:x1="13.715cm" svg:y1="8.726cm" svg:x2="15.602cm" svg:y2="12.536cm" draw:start-shape="id11" draw:start-glue-point="1" draw:end-shape="id12" draw:end-glue-point="0" svg:d="M13715 8726h1887v3810" svg:viewBox="0 0 1888 3811">
          <text:p/>
        </draw:connector>
        <draw:connector draw:style-name="gr7" draw:text-style-name="P9" draw:layer="layout" svg:x1="8.361cm" svg:y1="8.726cm" svg:x2="5.502cm" svg:y2="10.136cm" draw:start-shape="id11" draw:start-glue-point="3" draw:end-shape="id3" draw:end-glue-point="0" svg:d="M8361 8726h-2859v1410" svg:viewBox="0 0 2860 1411">
          <text:p/>
        </draw:connector>
        <draw:connector draw:style-name="gr7" draw:text-style-name="P9" draw:layer="layout" svg:x1="5.502cm" svg:y1="14.116cm" svg:x2="8.354cm" svg:y2="15.326cm" draw:start-shape="id4" draw:start-glue-point="2" draw:end-shape="id13" svg:d="M5502 14116v1210h2852" svg:viewBox="0 0 2853 1211">
          <text:p/>
        </draw:connector>
        <draw:custom-shape draw:style-name="gr11" draw:text-style-name="P10" xml:id="id14" draw:id="id14" draw:layer="layout" svg:width="2.297cm" svg:height="1.58cm" svg:x="4.354cm" svg:y="6.336cm">
          <text:p text:style-name="P5"><text:span text:style-name="T1">slex</text:span></text:p>
          <draw:enhanced-geometry svg:viewBox="0 0 21600 21600" draw:type="rectangle" draw:enhanced-path="M 0 0 L 21600 0 21600 21600 0 21600 0 0 Z N"/>
        </draw:custom-shape>
        <draw:connector draw:style-name="gr7" draw:text-style-name="P9" draw:layer="layout" svg:x1="4.354cm" svg:y1="10.926cm" svg:x2="4.354cm" svg:y2="7.126cm" draw:start-shape="id3" draw:start-glue-point="3" draw:end-shape="id14" draw:end-glue-point="3" svg:d="M4354 10926h-501v-3800h501" svg:viewBox="0 0 502 3801">
          <text:p/>
        </draw:connector>
        <draw:frame draw:style-name="gr20" draw:text-style-name="P24" draw:layer="layout" svg:width="2.616cm" svg:height="1.205cm" svg:x="0.076cm" svg:y="7.149cm">
          <draw:text-box>
            <text:p text:style-name="P23"><text:span text:style-name="T10">project</text:span></text:p>
            <text:p text:style-name="P23"><text:span text:style-name="T10">components</text:span></text:p>
          </draw:text-box>
        </draw:frame>
        <draw:g>
          <draw:custom-shape draw:style-name="gr17" draw:text-style-name="P4" draw:layer="layout" svg:width="0.309cm" svg:height="0.301cm" svg:x="0.446cm" svg:y="9.235cm">
            <text:p/>
            <draw:enhanced-geometry svg:viewBox="0 0 21600 21600" draw:type="rectangle" draw:enhanced-path="M 0 0 L 21600 0 21600 21600 0 21600 0 0 Z N"/>
          </draw:custom-shape>
          <draw:g>
            <draw:path draw:style-name="gr18" draw:text-style-name="P15" draw:layer="layout" svg:width="0.534cm" svg:height="0.499cm" svg:x="0.323cm" svg:y="9.148cm" svg:viewBox="0 0 535 500" svg:d="M535 250c0 138-120 250-267 250-148 0-268-112-268-250s120-250 268-250c147 0 267 112 267 250zM197 144c-8 4-13 12-13 20 0 57 0 115 0 172 0 8 5 16 13 20 8 5 17 5 25 0 50-29 101-58 151-86 7-4 12-12 12-20s-5-16-12-20c-50-29-101-57-151-86-8-5-17-5-25 0z">
              <text:p/>
            </draw:path>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229cm" draw:marker-start-center="false" draw:marker-end-width="0.22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libre-office-draw-template"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3:08:43.648775567</meta:creation-date>
    <dc:title>libre-office-draw-template</dc:title>
    <meta:editing-duration>PT3H27M25S</meta:editing-duration>
    <meta:editing-cycles>54</meta:editing-cycles>
    <meta:generator>LibreOffice/7.4.4.2$MacOSX_AARCH64 LibreOffice_project/85569322deea74ec9134968a29af2df5663baa21</meta:generator>
    <dc:date>2023-03-05T20:26:54.336123325</dc:date>
    <meta:document-statistic meta:object-count="81"/>
    <meta:template xlink:type="simple" xlink:actuate="onRequest" xlink:title="libre-office-draw-template" xlink:href="../../Library/Application%20Support/LibreOffice/4/user/template/draw/libre-office-draw-template.otg" meta:date="2023-01-13T13:08:43.501586303"/>
  </office:meta>
</office:document-meta>
</file>